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8b" officeooo:paragraph-rsid="0001a18b"/>
    </style:style>
    <style:style style:name="P2" style:family="paragraph" style:parent-style-name="Standard">
      <style:text-properties officeooo:rsid="00023417" officeooo:paragraph-rsid="00023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s de BI ocorrem dentro das ferramentas de ciencia de dado, embora algumas especificações sejam tarefas diferentes. Processos e formulas são diferentes, com caracteristicas de divergentes de parcularidades, a junçaõ da ciencia de dados e conhecimentos de ciência da computação e gestão permitem analisar transições dos dados do passado, coletando insights e utilizando conhecimentos de ciência de dados preditivos, olhando para dados historicos e tentando prever o que ira acontecer.</text:p>
      <text:p text:style-name="P1"/>
      <text:p text:style-name="P2">Analises preditivam podem demontrar quem cometeu crimes, quando, intervalos de tempo, repetições e a possibilidade de cometer nov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2-22T07:49:03.758000000</dc:date>
    <meta:editing-duration>PT3M15S</meta:editing-duration>
    <meta:editing-cycles>2</meta:editing-cycles>
    <meta:document-statistic meta:table-count="0" meta:image-count="0" meta:object-count="0" meta:page-count="1" meta:paragraph-count="2" meta:word-count="88" meta:character-count="624" meta:non-whitespace-character-count="538"/>
  </office:meta>
</office:document-meta>
</file>